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455cm" draw:marker-end-width="0.455cm" draw:fill="none" draw:fill-color="#66ffff" draw:textarea-horizontal-align="justify" draw:textarea-vertical-align="middle" draw:auto-grow-height="false" fo:min-height="5.05cm" fo:min-width="9.333cm" fo:padding-top="0.025cm" fo:padding-bottom="0.025cm" fo:padding-left="0.025cm" fo:padding-right="0.025cm"/>
    </style:style>
    <style:style style:name="gr2" style:family="graphic" style:parent-style-name="standard">
      <style:graphic-properties svg:stroke-width="0.03cm" draw:marker-start-width="0.395cm" draw:marker-end-width="0.395cm" draw:fill-color="#ffff99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objectwithoutfill">
      <style:graphic-properties svg:stroke-width="0.05cm" draw:marker-start-width="0.455cm" draw:marker-end-width="0.455cm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loext:graphic-properties draw:fill="none" draw:fill-color="#66ffff"/>
      <style:paragraph-properties fo:text-align="center"/>
    </style:style>
    <style:style style:name="P2" style:family="paragraph">
      <loext:graphic-properties draw:fill-color="#ffff99"/>
    </style:style>
    <style:style style:name="P3" style:family="paragraph">
      <loext:graphic-properties draw:fill="none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333cm" svg:height="5.05cm" svg:x="1.471cm" svg:y="1.223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9.319cm" svg:height="5.06cm" svg:x="1.481cm" svg:y="1.221cm" svg:viewBox="0 0 9320 5061" svg:d="M0 1067c0-667 188-987 507-1053 320-65 819 80 972 739 154 659 178 1380 286 1799 108 420 425 1075 799 1007 373-68 796-835 1247-1833 452-999 1270-1117 2217-785 946 331 3635 2686 3256 3478-379 793-940 651-2218-301-1278-953-1577-933-2518 40-940 972-1679 1014-2689 793-1010-222-1456-1718-1597-2381-142-663-262-836-262-1503z">
          <text:p/>
        </draw:path>
        <draw:line draw:style-name="gr3" draw:text-style-name="P3" draw:layer="layout" svg:x1="6.244cm" svg:y1="4.234cm" svg:x2="5.99cm" svg:y2="4.234cm">
          <text:p/>
        </draw:line>
        <draw:line draw:style-name="gr3" draw:text-style-name="P3" draw:layer="layout" svg:x1="6.119cm" svg:y1="4.11cm" svg:x2="6.119cm" svg:y2="4.3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en" fo:country="US" style:font-name-asian="HG Mincho Light J" style:font-size-asian="24pt" style:language-asian="ja" style:country-asian="JP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meta:initial-creator>David Legland</meta:initial-creator>
    <meta:creation-date>2004-07-21T11:58:57</meta:creation-date>
    <dc:date>2020-04-03T16:33:13.325000000</dc:date>
    <dc:language>en-US</dc:language>
    <meta:editing-cycles>17</meta:editing-cycles>
    <meta:editing-duration>PT9H6M23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